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uli" svg:font-family="Muli, sans-serif"/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2"/>
    <style:style style:name="P3" style:family="paragraph" style:parent-style-name="Preformatted_20_Text" style:list-style-name="L3"/>
    <style:style style:name="P4" style:family="paragraph" style:parent-style-name="Preformatted_20_Text" style:list-style-name="L4"/>
    <style:style style:name="P5" style:family="paragraph" style:parent-style-name="Preformatted_20_Text" style:list-style-name="L5"/>
    <style:style style:name="P6" style:family="paragraph" style:parent-style-name="Preformatted_20_Text" style:list-style-name="L6"/>
    <style:style style:name="P7" style:family="paragraph" style:parent-style-name="Preformatted_20_Text" style:list-style-name="L7"/>
    <style:style style:name="P8" style:family="paragraph" style:parent-style-name="Preformatted_20_Text" style:list-style-name="L8"/>
    <style:style style:name="P9" style:family="paragraph" style:parent-style-name="Preformatted_20_Text" style:list-style-name="L9"/>
    <style:style style:name="P10" style:family="paragraph" style:parent-style-name="Preformatted_20_Text" style:list-style-name="L10"/>
    <style:style style:name="P11" style:family="paragraph" style:parent-style-name="Preformatted_20_Text" style:list-style-name="L11"/>
    <style:style style:name="P12" style:family="paragraph" style:parent-style-name="Preformatted_20_Text" style:list-style-name="L12"/>
    <style:style style:name="P13" style:family="paragraph" style:parent-style-name="Preformatted_20_Text" style:list-style-name="L13"/>
    <style:style style:name="P14" style:family="paragraph" style:parent-style-name="Preformatted_20_Text" style:list-style-name="L14"/>
    <style:style style:name="P15" style:family="paragraph" style:parent-style-name="Preformatted_20_Text" style:list-style-name="L15"/>
    <style:style style:name="P16" style:family="paragraph" style:parent-style-name="Preformatted_20_Text" style:list-style-name="L16"/>
    <style:style style:name="P17" style:family="paragraph" style:parent-style-name="Preformatted_20_Text" style:list-style-name="L17"/>
    <style:style style:name="P18" style:family="paragraph" style:parent-style-name="Preformatted_20_Text" style:list-style-name="L18"/>
    <style:style style:name="P19" style:family="paragraph" style:parent-style-name="Preformatted_20_Text" style:list-style-name="L19"/>
    <style:style style:name="P20" style:family="paragraph" style:parent-style-name="Preformatted_20_Text" style:list-style-name="L20"/>
    <style:style style:name="P21" style:family="paragraph" style:parent-style-name="Preformatted_20_Text" style:list-style-name="L21"/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Standard" style:list-style-name="L4"/>
    <style:style style:name="P26" style:family="paragraph" style:parent-style-name="Standard" style:list-style-name="L5"/>
    <style:style style:name="P27" style:family="paragraph" style:parent-style-name="Standard" style:list-style-name="L6"/>
    <style:style style:name="P28" style:family="paragraph" style:parent-style-name="Standard" style:list-style-name="L7"/>
    <style:style style:name="P29" style:family="paragraph" style:parent-style-name="Standard" style:list-style-name="L8"/>
    <style:style style:name="P30" style:family="paragraph" style:parent-style-name="Standard" style:list-style-name="L9"/>
    <style:style style:name="P31" style:family="paragraph" style:parent-style-name="Standard" style:list-style-name="L10"/>
    <style:style style:name="P32" style:family="paragraph" style:parent-style-name="Standard" style:list-style-name="L12"/>
    <style:style style:name="P33" style:family="paragraph" style:parent-style-name="Standard" style:list-style-name="L13"/>
    <style:style style:name="P34" style:family="paragraph" style:parent-style-name="Standard" style:list-style-name="L15"/>
    <style:style style:name="P35" style:family="paragraph" style:parent-style-name="Standard" style:list-style-name="L16"/>
    <style:style style:name="P36" style:family="paragraph" style:parent-style-name="Standard" style:list-style-name="L17"/>
    <style:style style:name="P37" style:family="paragraph" style:parent-style-name="Standard" style:list-style-name="L18"/>
    <style:style style:name="P38" style:family="paragraph" style:parent-style-name="Standard" style:list-style-name="L19"/>
    <style:style style:name="P39" style:family="paragraph" style:parent-style-name="Standard" style:list-style-name="L20"/>
    <style:style style:name="P40" style:family="paragraph" style:parent-style-name="Standard" style:list-style-name="L21"/>
    <style:style style:name="P41" style:family="paragraph" style:parent-style-name="Standard" style:list-style-name="L22"/>
    <style:style style:name="P42" style:family="paragraph" style:parent-style-name="Standard" style:list-style-name="L23"/>
    <style:style style:name="P43" style:family="paragraph" style:parent-style-name="Standard" style:list-style-name="L24"/>
    <style:style style:name="P44" style:family="paragraph" style:parent-style-name="Standard" style:list-style-name="L25"/>
    <style:style style:name="P45" style:family="paragraph" style:parent-style-name="Standard" style:list-style-name="L27"/>
    <style:style style:name="P46" style:family="paragraph" style:parent-style-name="Standard" style:list-style-name="L28"/>
    <style:style style:name="P47" style:family="paragraph" style:parent-style-name="Standard" style:list-style-name="L29"/>
    <style:style style:name="P48" style:family="paragraph" style:parent-style-name="Standard" style:list-style-name="L30"/>
    <style:style style:name="P49" style:family="paragraph" style:parent-style-name="Standard">
      <style:text-properties style:font-name="Linux Biolinum G"/>
    </style:style>
    <style:style style:name="P50" style:family="paragraph" style:parent-style-name="Standard" style:list-style-name="L4">
      <style:text-properties style:font-name="Linux Biolinum G"/>
    </style:style>
    <style:style style:name="P51" style:family="paragraph" style:parent-style-name="Standard" style:list-style-name="L8">
      <style:text-properties style:font-name="Linux Biolinum G"/>
    </style:style>
    <style:style style:name="P52" style:family="paragraph" style:parent-style-name="Standard" style:list-style-name="L9">
      <style:text-properties style:font-name="Linux Biolinum G"/>
    </style:style>
    <style:style style:name="P53" style:family="paragraph" style:parent-style-name="Standard" style:list-style-name="L10">
      <style:text-properties style:font-name="Linux Biolinum G"/>
    </style:style>
    <style:style style:name="P54" style:family="paragraph" style:parent-style-name="Standard" style:list-style-name="L11">
      <style:text-properties style:font-name="Linux Biolinum G"/>
    </style:style>
    <style:style style:name="P55" style:family="paragraph" style:parent-style-name="Standard" style:list-style-name="L13">
      <style:text-properties style:font-name="Linux Biolinum G"/>
    </style:style>
    <style:style style:name="P56" style:family="paragraph" style:parent-style-name="Standard" style:list-style-name="L13">
      <style:text-properties style:font-name="Linux Biolinum G" officeooo:paragraph-rsid="00047e60"/>
    </style:style>
    <style:style style:name="P57" style:family="paragraph" style:parent-style-name="Standard" style:list-style-name="L14">
      <style:text-properties style:font-name="Linux Biolinum G"/>
    </style:style>
    <style:style style:name="P58" style:family="paragraph" style:parent-style-name="Standard" style:list-style-name="L15">
      <style:text-properties style:font-name="Linux Biolinum G"/>
    </style:style>
    <style:style style:name="P59" style:family="paragraph" style:parent-style-name="Standard" style:list-style-name="L22">
      <style:text-properties style:font-name="Linux Biolinum G"/>
    </style:style>
    <style:style style:name="P60" style:family="paragraph" style:parent-style-name="Standard" style:list-style-name="L23">
      <style:text-properties style:font-name="Linux Biolinum G"/>
    </style:style>
    <style:style style:name="P61" style:family="paragraph" style:parent-style-name="Standard" style:list-style-name="L24">
      <style:text-properties style:font-name="Linux Biolinum G"/>
    </style:style>
    <style:style style:name="P62" style:family="paragraph" style:parent-style-name="Standard" style:list-style-name="L25">
      <style:text-properties style:font-name="Linux Biolinum G"/>
    </style:style>
    <style:style style:name="P63" style:family="paragraph" style:parent-style-name="Standard" style:list-style-name="L26">
      <style:text-properties style:font-name="Linux Biolinum G"/>
    </style:style>
    <style:style style:name="P64" style:family="paragraph" style:parent-style-name="Standard" style:list-style-name="L27">
      <style:text-properties style:font-name="Linux Biolinum G"/>
    </style:style>
    <style:style style:name="P65" style:family="paragraph" style:parent-style-name="Standard" style:list-style-name="L28">
      <style:text-properties style:font-name="Linux Biolinum G"/>
    </style:style>
    <style:style style:name="P66" style:family="paragraph" style:parent-style-name="Standard" style:list-style-name="L29">
      <style:text-properties style:font-name="Linux Biolinum G"/>
    </style:style>
    <style:style style:name="P67" style:family="paragraph" style:parent-style-name="Standard" style:list-style-name="L30">
      <style:text-properties style:font-name="Linux Biolinum G"/>
    </style:style>
    <style:style style:name="T1" style:family="text">
      <style:text-properties style:font-name="Linux Biolinum G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1">Git config</text:span></text:span></text:p>
      <text:list xml:id="list731525176" text:style-name="L1">
        <text:list-item>
          <text:p text:style-name="P22"><text:span text:style-name="T1">L’une des commandes git les plus utilisées est </text:span><text:span text:style-name="Strong_20_Emphasis"><text:span text:style-name="T1">git config.</text:span></text:span><text:span text:style-name="T1"> On l’utilise pour configurer les préférences de l’utilisateur : son mail, l’algorithme utilisé pour diff, le nom d’utilisateur et le format de fichier etc. Par exemple, la commande suivante peut être utilisée pour définir le mail d’un utilisateur:<text:line-break/></text:span></text:p>
          <text:p text:style-name="P1">git config --global user.email sam@google.com</text:p>
        </text:list-item>
      </text:list>
      <text:p text:style-name="Standard"><text:span text:style-name="Strong_20_Emphasis"><text:span text:style-name="T1"/></text:span></text:p>
      <text:p text:style-name="Standard"><text:span text:style-name="Strong_20_Emphasis"><text:span text:style-name="T1">Git init</text:span></text:span></text:p>
      <text:list xml:id="list3643853549" text:style-name="L2">
        <text:list-item>
          <text:p text:style-name="P23"><text:span text:style-name="T1">Cette commande est utilisée pour créer un nouveau dépôt </text:span><text:a xlink:type="simple" xlink:href="https://www.hostinger.fr/tutoriels/comment-utiliser-une-branche-git" text:style-name="Internet_20_link" text:visited-style-name="Visited_20_Internet_20_Link"><text:span text:style-name="T1">GIT</text:span></text:a><text:span text:style-name="T1"> :</text:span></text:p>
          <text:p text:style-name="P2"><text:line-break/>git init</text:p>
        </text:list-item>
      </text:list>
      <text:p text:style-name="Standard"><text:span text:style-name="Strong_20_Emphasis"><text:span text:style-name="T1"/></text:span></text:p>
      <text:p text:style-name="Standard"><text:span text:style-name="Strong_20_Emphasis"><text:span text:style-name="T1">Git add</text:span></text:span></text:p>
      <text:list xml:id="list3889453190" text:style-name="L3">
        <text:list-item>
          <text:p text:style-name="P24"><text:span text:style-name="T1">La </text:span><text:span text:style-name="Strong_20_Emphasis"><text:span text:style-name="T1">commande git add</text:span></text:span><text:span text:style-name="T1"> peut être utilisée pour ajouter des fichiers à l’index. Par exemple, la commande suivante ajoutera un fichier nommé temp.txt dans le répertoire local de l’index:</text:span></text:p>
          <text:p text:style-name="P3"><text:line-break/>git add temp.txt</text:p>
        </text:list-item>
      </text:list>
      <text:p text:style-name="Standard"><text:span text:style-name="Strong_20_Emphasis"><text:span text:style-name="T1"><text:line-break/>Clone git</text:span></text:span></text:p>
      <text:list xml:id="list3067922532" text:style-name="L4">
        <text:list-item>
          <text:p text:style-name="P25"><text:span text:style-name="T1">La </text:span><text:span text:style-name="Strong_20_Emphasis"><text:span text:style-name="T1">commande git clone</text:span></text:span><text:span text:style-name="T1"> est utilisée pour la vérification des dépôts. Si le dépôt se trouve sur un serveur distant, utilisez:</text:span></text:p>
          <text:p text:style-name="P50">git clone alex@93.188.160.58:/chemin/vers/dépôt</text:p>
        </text:list-item>
        <text:list-item>
          <text:p text:style-name="P50">Inversement, si une copie de travail d’un dépôt local doit être créée, utilisez:</text:p>
          <text:p text:style-name="P4"><text:line-break/>git clone /chemin/vers/dépôt</text:p>
        </text:list-item>
      </text:list>
      <text:p text:style-name="Standard"><text:span text:style-name="Strong_20_Emphasis"><text:span text:style-name="T1"><text:line-break/>Git commit</text:span></text:span></text:p>
      <text:list xml:id="list1195517475" text:style-name="L5">
        <text:list-item>
          <text:p text:style-name="P26"><text:span text:style-name="T1">La </text:span><text:span text:style-name="Strong_20_Emphasis"><text:span text:style-name="T1">commande git commit</text:span></text:span><text:span text:style-name="T1"> permet de </text:span><text:span text:style-name="Strong_20_Emphasis"><text:span text:style-name="T1">valider les modifications apportées</text:span></text:span><text:span text:style-name="T1"> au HEAD. Notez que tout commit ne se fera pas dans le dépôt distant.</text:span></text:p>
          <text:p text:style-name="P5"><text:line-break/>git commit –m “Description du commit”</text:p>
        </text:list-item>
      </text:list>
      <text:p text:style-name="Standard"><text:span text:style-name="Strong_20_Emphasis"><text:span text:style-name="T1"><text:line-break/>Git status</text:span></text:span></text:p>
      <text:list xml:id="list3188756621" text:style-name="L6">
        <text:list-item>
          <text:p text:style-name="P27"><text:span text:style-name="T1">La </text:span><text:span text:style-name="Strong_20_Emphasis"><text:span text:style-name="T1">commande git status</text:span></text:span><text:span text:style-name="T1"> affiche la liste des fichiers modifiés ainsi que les fichiers qui doivent encore être ajoutés ou validés. Usage:</text:span></text:p>
          <text:p text:style-name="P6"><text:line-break/>git status</text:p>
        </text:list-item>
      </text:list>
      <text:p text:style-name="Standard"><text:span text:style-name="Strong_20_Emphasis"><text:span text:style-name="T1"><text:line-break/>Git push</text:span></text:span></text:p>
      <text:list xml:id="list2007394927" text:style-name="L7">
        <text:list-item>
          <text:p text:style-name="P28"><text:span text:style-name="Strong_20_Emphasis"><text:span text:style-name="T1">Git push</text:span></text:span><text:span text:style-name="T1"> est une autre commandes </text:span><text:a xlink:type="simple" xlink:href="https://www.hostinger.fr/tutoriels/meilleurs-clients-git-gui/" text:style-name="Internet_20_link" text:visited-style-name="Visited_20_Internet_20_Link"><text:span text:style-name="T1">GIT</text:span></text:a><text:span text:style-name="T1"> de base. Un simple push envoie les modifications locales apportées à la branche principale associée :</text:span></text:p>
          <text:p text:style-name="P7"><text:line-break/>git push origin master</text:p>
        </text:list-item>
      </text:list>
      <text:p text:style-name="Standard"><text:span text:style-name="Strong_20_Emphasis"><text:span text:style-name="T1"><text:line-break/>Git checkout</text:span></text:span></text:p>
      <text:list xml:id="list280192993" text:style-name="L8">
        <text:list-item>
          <text:p text:style-name="P29"><text:span text:style-name="T1">La </text:span><text:span text:style-name="Strong_20_Emphasis"><text:span text:style-name="T1">commande git checkout</text:span></text:span><text:span text:style-name="T1"> peut être utilisée pour créer des branches ou pour basculer entre elles. Par exemple nous allons créer une branche:</text:span></text:p>
          <text:p text:style-name="P8"><text:line-break/>command git checkout -b &lt;nom-branche&gt;</text:p>
          <text:p text:style-name="P51"><text:line-break/>Pour passer simplement d’une branche à une autre, utilisez:</text:p>
          <text:p text:style-name="P8"><text:line-break/>git checkout &lt;nom-branche&gt;</text:p>
        </text:list-item>
      </text:list>
      <text:p text:style-name="Standard"><text:soft-page-break/><text:span text:style-name="Strong_20_Emphasis"><text:span text:style-name="T1"><text:line-break/>Git remote</text:span></text:span></text:p>
      <text:list xml:id="list3823724081" text:style-name="L9">
        <text:list-item>
          <text:p text:style-name="P30"><text:span text:style-name="T1">Cette commande</text:span><text:span text:style-name="Strong_20_Emphasis"><text:span text:style-name="T1"> remote</text:span></text:span><text:span text:style-name="T1"> permet à un utilisateur de se connecter à un dépôt distant. La commande suivante répertorie les dépôts distants actuellement configurés:</text:span></text:p>
          <text:p text:style-name="P9">git remote –v</text:p>
        </text:list-item>
        <text:list-item>
          <text:p text:style-name="P52">Cette commande permet à l’utilisateur de connecter le dépôt local à un serveur distant:</text:p>
          <text:p text:style-name="P9"><text:line-break/>git remote add origin &lt;93.188.160.58&gt;</text:p>
        </text:list-item>
      </text:list>
      <text:p text:style-name="Standard"><text:span text:style-name="Strong_20_Emphasis"><text:span text:style-name="T1"><text:line-break/>Branche git</text:span></text:span></text:p>
      <text:list xml:id="list1044814999" text:style-name="L10">
        <text:list-item>
          <text:p text:style-name="P31"><text:span text:style-name="T1">La </text:span><text:span text:style-name="Strong_20_Emphasis"><text:span text:style-name="T1">commande git branch</text:span></text:span><text:span text:style-name="T1"> peut être utilisée pour répertorier, créer ou supprimer des branches. Pour répertorier toutes les branches présentes dans le dépôt, utilisez:</text:span></text:p>
          <text:p text:style-name="P10"><text:line-break/>git branch</text:p>
          <text:p text:style-name="P53"/>
        </text:list-item>
        <text:list-item>
          <text:p text:style-name="P53">Pour supprimer une branche:</text:p>
          <text:p text:style-name="P10"><text:line-break/>git branch –d &lt;nom-branche&gt;</text:p>
        </text:list-item>
      </text:list>
      <text:p text:style-name="Standard"><text:span text:style-name="Strong_20_Emphasis"><text:span text:style-name="T1"><text:line-break/>Git pull</text:span></text:span></text:p>
      <text:list xml:id="list1211222104" text:style-name="L11">
        <text:list-item>
          <text:p text:style-name="P54">Pour fusionner toutes les modifications présentes sur le dépôt distant dans le répertoire de travail local, la commande pull est utilisée. Usage:</text:p>
          <text:p text:style-name="P11"><text:line-break/>git pull</text:p>
        </text:list-item>
      </text:list>
      <text:p text:style-name="Standard"><text:span text:style-name="Strong_20_Emphasis"><text:span text:style-name="T1"><text:line-break/>Git merge</text:span></text:span></text:p>
      <text:list xml:id="list1791443571" text:style-name="L12">
        <text:list-item>
          <text:p text:style-name="P32"><text:span text:style-name="T1">La </text:span><text:span text:style-name="Strong_20_Emphasis"><text:span text:style-name="T1">commande git merge</text:span></text:span><text:span text:style-name="T1"> est utilisée pour fusionner une branche dans la branche active. Usage:</text:span></text:p>
          <text:p text:style-name="P12"><text:line-break/>git merge &lt;nom-branche&gt;</text:p>
        </text:list-item>
      </text:list>
      <text:p text:style-name="Standard"><text:span text:style-name="Strong_20_Emphasis"><text:span text:style-name="T1"><text:line-break/>Git diff</text:span></text:span></text:p>
      <text:list xml:id="list2574241938" text:style-name="L13">
        <text:list-item>
          <text:p text:style-name="P33"><text:span text:style-name="T1">La </text:span><text:span text:style-name="Strong_20_Emphasis"><text:span text:style-name="T1">commande git diff</text:span></text:span><text:span text:style-name="T1"> permet de lister les conflits. Pour visualiser les conflits d’un fichier, utilisez</text:span></text:p>
          <text:p text:style-name="P13"><text:line-break/>git diff --base &lt;nom-fichier&gt;</text:p>
          <text:p text:style-name="P55"/>
        </text:list-item>
        <text:list-item>
          <text:p text:style-name="P55">La commande suivante est utilisée pour afficher les conflits entre les branches à fusionner avant de les fusionner:</text:p>
          <text:p text:style-name="P55"/>
          <text:p text:style-name="P13">git diff &lt;branche-source&gt; &lt;branche-cible&gt;</text:p>
          <text:p text:style-name="P56"/>
        </text:list-item>
        <text:list-item>
          <text:p text:style-name="P56">Pour simplement énumérer tous les conflits actuels, utilisez:</text:p>
          <text:p text:style-name="P13"><text:line-break/>git diff</text:p>
        </text:list-item>
      </text:list>
      <text:p text:style-name="Standard"><text:span text:style-name="Strong_20_Emphasis"><text:span text:style-name="T1"><text:line-break/>Git tag</text:span></text:span></text:p>
      <text:list xml:id="list9742649" text:style-name="L14">
        <text:list-item>
          <text:p text:style-name="P57">Le marquage est utilisé pour marquer des commits spécifiques avec des poignées simples. Un exemple peut être:</text:p>
          <text:p text:style-name="P14"><text:line-break/>git tag 1.1.0 &lt;insert-commitID-here&gt;</text:p>
        </text:list-item>
      </text:list>
      <text:p text:style-name="Standard"><text:span text:style-name="Strong_20_Emphasis"><text:span text:style-name="T1"><text:line-break/>Git log</text:span></text:span></text:p>
      <text:list xml:id="list659022157" text:style-name="L15">
        <text:list-item>
          <text:p text:style-name="P34"><text:span text:style-name="T1">L’ </text:span><text:span text:style-name="Strong_20_Emphasis"><text:span text:style-name="T1">exécution de</text:span></text:span><text:span text:style-name="T1"> cette commande génère le log d’une branche. Un exemple de sortie :</text:span></text:p>
          <text:p text:style-name="P58">commit 15f4b6c44b3c8344caasdac9e4be13246e21sadw </text:p>
          <text:p text:style-name="P15"><text:soft-page-break/><text:line-break/>Author: Alex Hunter &lt;alexh@gmail.com&gt; </text:p>
          <text:p text:style-name="P15">Date: Mon Oct 1 12:56:29 2016 -0600</text:p>
        </text:list-item>
      </text:list>
      <text:p text:style-name="Preformatted_20_Text"><text:span text:style-name="Strong_20_Emphasis"><text:line-break/>Git reset</text:span></text:p>
      <text:list xml:id="list2897788765" text:style-name="L16">
        <text:list-item>
          <text:p text:style-name="P35"><text:span text:style-name="T1">Pour réinitialiser l’index et le répertoire de travail à l’état du dernier commit, la </text:span><text:span text:style-name="Strong_20_Emphasis"><text:span text:style-name="T1">commande git reset</text:span></text:span><text:span text:style-name="T1"> est utilisée :</text:span></text:p>
          <text:p text:style-name="P16"><text:line-break/>git reset --hard HEAD</text:p>
        </text:list-item>
      </text:list>
      <text:p text:style-name="Standard"><text:span text:style-name="Strong_20_Emphasis"><text:span text:style-name="T1"><text:line-break/>Git rm</text:span></text:span></text:p>
      <text:list xml:id="list3687552052" text:style-name="L17">
        <text:list-item>
          <text:p text:style-name="P36"><text:span text:style-name="Strong_20_Emphasis"><text:span text:style-name="T1">Git rm</text:span></text:span><text:span text:style-name="T1"> peut être utilisé pour supprimer des fichiers de l’index et du répertoire de travail. Usage:</text:span></text:p>
          <text:p text:style-name="P17"><text:line-break/>git rm nomfichier.txt</text:p>
        </text:list-item>
      </text:list>
      <text:p text:style-name="Standard"><text:span text:style-name="Strong_20_Emphasis"><text:span text:style-name="T1"><text:line-break/>Git stash</text:span></text:span></text:p>
      <text:list xml:id="list480087062" text:style-name="L18">
        <text:list-item>
          <text:p text:style-name="P37"><text:span text:style-name="T1">L’une des moins connues, </text:span><text:span text:style-name="Strong_20_Emphasis"><text:span text:style-name="T1">git stash</text:span></text:span><text:span text:style-name="T1"> aide à enregistrer les changements qui ne doivent pas être commit immédiatement. C’est un commit temporaire. Usage:</text:span></text:p>
          <text:p text:style-name="P18"><text:line-break/>git stash</text:p>
        </text:list-item>
      </text:list>
      <text:p text:style-name="Standard"><text:span text:style-name="Strong_20_Emphasis"><text:span text:style-name="T1"><text:line-break/>Git show</text:span></text:span></text:p>
      <text:list xml:id="list3016620630" text:style-name="L19">
        <text:list-item>
          <text:p text:style-name="P38"><text:span text:style-name="T1">Pour afficher des informations sur tout fichier git, utilisez la </text:span><text:span text:style-name="Strong_20_Emphasis"><text:span text:style-name="T1">commande git show</text:span></text:span><text:span text:style-name="T1"> . Par exemple:</text:span></text:p>
          <text:p text:style-name="P19"><text:line-break/>git show</text:p>
        </text:list-item>
      </text:list>
      <text:p text:style-name="Standard"><text:span text:style-name="Strong_20_Emphasis"><text:span text:style-name="T1"><text:line-break/>Git fetch</text:span></text:span></text:p>
      <text:list xml:id="list226152822" text:style-name="L20">
        <text:list-item>
          <text:p text:style-name="P39"><text:span text:style-name="Strong_20_Emphasis"><text:span text:style-name="T1">Git fetch</text:span></text:span><text:span text:style-name="T1"> permet à un utilisateur d’extraire tous les fichiers du dépôt distant qui ne sont pas actuellement dans le répertoire de travail local. Exemple d’utilisation:</text:span></text:p>
          <text:p text:style-name="P20"><text:line-break/>git fetch origin</text:p>
        </text:list-item>
      </text:list>
      <text:p text:style-name="Standard"><text:span text:style-name="Strong_20_Emphasis"><text:span text:style-name="T1"><text:line-break/>Git ls-tree</text:span></text:span></text:p>
      <text:list xml:id="list3023038914" text:style-name="L21">
        <text:list-item>
          <text:p text:style-name="P40"><text:span text:style-name="T1">Pour afficher un fichier arborescent avec le nom et le mode de chaque élément, et la valeur SHA-1 du blob, utilisez la </text:span><text:span text:style-name="Strong_20_Emphasis"><text:span text:style-name="T1">commande git ls-tree</text:span></text:span><text:span text:style-name="T1"> . Par exemple:</text:span></text:p>
          <text:p text:style-name="P21"><text:line-break/>git ls-tree HEAD</text:p>
        </text:list-item>
      </text:list>
      <text:p text:style-name="Standard"><text:span text:style-name="Strong_20_Emphasis"><text:span text:style-name="T1"><text:line-break/>Git cat-file</text:span></text:span></text:p>
      <text:list xml:id="list1979334066" text:style-name="L22">
        <text:list-item>
          <text:p text:style-name="P41"><text:span text:style-name="T1">À l’aide de la valeur SHA-1, affichez le type d’un fichier à l’aide de la </text:span><text:span text:style-name="Strong_20_Emphasis"><text:span text:style-name="T1">commande git cat-file</text:span></text:span><text:span text:style-name="T1"> . Par exemple:</text:span></text:p>
          <text:p text:style-name="P59"><text:line-break/>git cat-file –p d670460b4b4aece5915caf5c68d12f560a9fe3e4</text:p>
        </text:list-item>
      </text:list>
      <text:p text:style-name="Standard"><text:span text:style-name="Strong_20_Emphasis"><text:span text:style-name="T1"><text:line-break/>Git grep</text:span></text:span></text:p>
      <text:list xml:id="list592328027" text:style-name="L23">
        <text:list-item>
          <text:p text:style-name="P42"><text:span text:style-name="Strong_20_Emphasis"><text:span text:style-name="T1">Git grep</text:span></text:span><text:span text:style-name="T1"> permet à un </text:span><text:span text:style-name="Strong_20_Emphasis"><text:span text:style-name="T1">utilisateur de rechercher</text:span></text:span><text:span text:style-name="T1"> dans les arbres de contenu des expressions et / ou des mots. Par exemple, pour </text:span><text:span text:style-name="Emphasis"><text:span text:style-name="T1">rechercher www.hostinger.com</text:span></text:span><text:span text:style-name="T1"> dans tous les fichiers, utilisez:</text:span></text:p>
          <text:p text:style-name="P60"><text:line-break/>git grep "www.hostinger.com"</text:p>
        </text:list-item>
      </text:list>
      <text:p text:style-name="Standard"><text:span text:style-name="Strong_20_Emphasis"><text:span text:style-name="T1"><text:line-break/>Gitk</text:span></text:span></text:p>
      <text:list xml:id="list529181565" text:style-name="L24">
        <text:list-item>
          <text:p text:style-name="P43"><text:span text:style-name="Strong_20_Emphasis"><text:span text:style-name="T1">Gitk</text:span></text:span><text:span text:style-name="T1"> est l’interface graphique du dépôt local. Vous pouvez l’appeler en exécutant:</text:span></text:p>
          <text:p text:style-name="P61"><text:soft-page-break/><text:line-break/>gitk</text:p>
        </text:list-item>
      </text:list>
      <text:p text:style-name="Standard"><text:span text:style-name="Strong_20_Emphasis"><text:span text:style-name="T1"><text:line-break/>Git instaweb</text:span></text:span></text:p>
      <text:list xml:id="list2074808944" text:style-name="L25">
        <text:list-item>
          <text:p text:style-name="P44"><text:span text:style-name="T1">Avec la </text:span><text:span text:style-name="Strong_20_Emphasis"><text:span text:style-name="T1">commande git instaweb</text:span></text:span><text:span text:style-name="T1"> , un serveur Web peut être exécuté par interface avec le dépôt local. Qui redirige directement vers un serveur web. Par exemple:</text:span></text:p>
          <text:p text:style-name="P62"><text:line-break/>git instaweb –httpd=webrick</text:p>
        </text:list-item>
      </text:list>
      <text:p text:style-name="Standard"><text:span text:style-name="Strong_20_Emphasis"><text:span text:style-name="T1"><text:line-break/>Git gc</text:span></text:span></text:p>
      <text:list xml:id="list2148804622" text:style-name="L26">
        <text:list-item>
          <text:p text:style-name="P63">Pour optimiser le dépôt en supprimant les fichiers inutiles et les optimiser, utilisez:</text:p>
          <text:p text:style-name="P63"><text:line-break/>git gc</text:p>
        </text:list-item>
      </text:list>
      <text:p text:style-name="Standard"><text:span text:style-name="Strong_20_Emphasis"><text:span text:style-name="T1"><text:line-break/>git</text:span></text:span><text:span text:style-name="T1"> </text:span><text:span text:style-name="Strong_20_Emphasis"><text:span text:style-name="T1">archive</text:span></text:span></text:p>
      <text:list xml:id="list2326721977" text:style-name="L27">
        <text:list-item>
          <text:p text:style-name="P45"><text:span text:style-name="T1">La </text:span><text:span text:style-name="Strong_20_Emphasis"><text:span text:style-name="T1">commande git archive</text:span></text:span><text:span text:style-name="T1"> permet à un utilisateur de créer un fichier zip ou tar contenant les composants d’un arbre du dépôt. Par exemple:</text:span></text:p>
          <text:p text:style-name="P64"><text:line-break/>git archive --format=tar master</text:p>
        </text:list-item>
      </text:list>
      <text:p text:style-name="Standard"><text:span text:style-name="Strong_20_Emphasis"><text:span text:style-name="T1"><text:line-break/>Git prune</text:span></text:span></text:p>
      <text:list xml:id="list1531327432" text:style-name="L28">
        <text:list-item>
          <text:p text:style-name="P46"><text:span text:style-name="T1">Via la </text:span><text:span text:style-name="Strong_20_Emphasis"><text:span text:style-name="T1">commande git prune</text:span></text:span><text:span text:style-name="T1"> , les fichiers qui n’ont pas de pointeurs entrants seront supprimés. Usage:</text:span></text:p>
          <text:p text:style-name="P65"><text:line-break/>git prune</text:p>
        </text:list-item>
      </text:list>
      <text:p text:style-name="Standard"><text:span text:style-name="Strong_20_Emphasis"><text:span text:style-name="T1"><text:line-break/>Git fsck</text:span></text:span></text:p>
      <text:list xml:id="list4110102884" text:style-name="L29">
        <text:list-item>
          <text:p text:style-name="P47"><text:span text:style-name="T1">Pour effectuer une vérification d’intégrité du système de fichiers git, utilisez la commande </text:span><text:span text:style-name="Strong_20_Emphasis"><text:span text:style-name="T1">git fsck</text:span></text:span><text:span text:style-name="T1"> . Tous les fichiers corrompus seront identifiés:</text:span></text:p>
          <text:p text:style-name="P66"><text:line-break/>git fsck</text:p>
        </text:list-item>
      </text:list>
      <text:p text:style-name="Standard"><text:span text:style-name="Strong_20_Emphasis"><text:span text:style-name="T1"><text:line-break/>Git rebase</text:span></text:span></text:p>
      <text:list xml:id="list586293104" text:style-name="L30">
        <text:list-item>
          <text:p text:style-name="P48"><text:span text:style-name="T1">La </text:span><text:span text:style-name="Strong_20_Emphasis"><text:span text:style-name="T1">commande git rebase</text:span></text:span><text:span text:style-name="T1"> est utilisée pour la réapplication des commits sur une autre branche. Par exemple:</text:span></text:p>
          <text:p text:style-name="P67"><text:line-break/>git rebase master</text:p>
        </text:list-item>
      </text:list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uli" svg:font-family="Muli, sans-serif"/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3:12:53.598000000</meta:creation-date>
    <dc:date>2022-01-20T13:21:04.017000000</dc:date>
    <meta:editing-duration>PT8M11S</meta:editing-duration>
    <meta:editing-cycles>1</meta:editing-cycles>
    <meta:document-statistic meta:table-count="0" meta:image-count="0" meta:object-count="0" meta:page-count="4" meta:paragraph-count="108" meta:word-count="976" meta:character-count="5719" meta:non-whitespace-character-count="4866"/>
    <meta:generator>LibreOffice/7.1.3.2$Windows_X86_64 LibreOffice_project/47f78053abe362b9384784d31a6e56f8511eb1c1</meta:generator>
  </office:meta>
</office:document-meta>
</file>